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FB9E46F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textarea-vertical-align="top" fo:min-height="12.179cm"/>
    </style:style>
    <style:style style:name="pr4" style:family="presentation" style:parent-style-name="LushGreen-notes">
      <style:graphic-properties draw:fill-color="#ffffff" fo:min-height="14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draw:frame presentation:style-name="pr1" draw:layer="layout" svg:width="25.2cm" svg:height="2.4cm" svg:x="1.4cm" svg:y="0.8cm" presentation:class="title">
          <draw:text-box>
            <text:p>SQ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Introduction</text:p>
          </draw:text-box>
        </draw:frame>
        <draw:frame presentation:style-name="pr3" draw:text-style-name="P1" draw:layer="layout" svg:width="25.2cm" svg:height="12.661cm" svg:x="1.4cm" svg:y="5.066cm" presentation:class="subtitle" presentation:user-transformed="true">
          <draw:text-box>
            <text:list text:style-name="L1">
              <text:list-item>
                <text:p text:style-name="P1">What is Database ?</text:p>
              </text:list-item>
              <text:list-item>
                <text:p text:style-name="P1">RDBMS</text:p>
              </text:list-item>
              <text:list-item>
                <text:p text:style-name="P1">SQL (Structured Query Language)</text:p>
              </text:list-item>
              <text:list-item>
                <text:p text:style-name="P1">SQL statement -&gt; combination of clauses</text:p>
              </text:list-item>
              <text:list-item>
                <text:p text:style-name="P1">Commands are generally verbs</text:p>
              </text:list-item>
              <text:list-item>
                <text:p text:style-name="P1">Statements end with ;</text:p>
              </text:list-item>
              <text:list-item>
                <text:p text:style-name="P1">Not case sensitive</text:p>
              </text:list-item>
              <text:list-item>
                <text:p text:style-name="P1">Comments : </text:p>
                <text:list>
                  <text:list-item>
                    <text:p text:style-name="P1"><text:s/>-- (single line)</text:p>
                  </text:list-item>
                  <text:list-item>
                    <text:p text:style-name="P1">/* (multiline) *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arts of SQ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ML</text:p>
              </text:list-item>
              <text:list-item>
                <text:p>DDL</text:p>
              </text:list-item>
              <text:list-item>
                <text:p>D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SELEC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QL</text:p>
              </text:list-item>
              <text:list-item>
                <text:p>SELECT column_name,column_name FROM table_name;</text:p>
              </text:list-item>
              <text:list-item>
                <text:p>SELECT DISTINCT/ALL</text:p>
              </text:list-item>
              <text:list-item>
                <text:p>FROM clause -&gt; list of tables to be read</text:p>
              </text:list-item>
              <text:list-item>
                <text:p>SELECT list of columns/*(all) FROM tables list WHERE condition </text:p>
              </text:list-item>
              <text:list-item>
                <text:p>Conditions column_name operator value :</text:p>
                <text:list>
                  <text:list-item>
                    <text:p>&gt;,&lt;,=,&lt;&gt;,&gt;=,&lt;=</text:p>
                  </text:list-item>
                  <text:list-item>
                    <text:p>AND</text:p>
                  </text:list-item>
                  <text:list-item>
                    <text:p>OR</text:p>
                  </text:list-item>
                  <text:list-item>
                    <text:p>BETWEEN</text:p>
                  </text:list-item>
                  <text:list-item>
                    <text:p>LIKE (% wildcard for any number of characters)</text:p>
                  </text:list-item>
                  <text:list-item>
                    <text:p>IS Null / IS NOT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JOIN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rderBy ASC/DESC colname</text:p>
              </text:list-item>
              <text:list-item>
                <text:p>GROUPBY colname -&gt; to aggragate based on columnname ... the colname must be there in select list</text:p>
              </text:list-item>
              <text:list-item>
                <text:p>HAVING condition -&gt; used with groupby to constraint result</text:p>
              </text:list-item>
              <text:list-item>
                <text:p>Cross Join -&gt; cartesian product</text:p>
              </text:list-item>
              <text:list-item>
                <text:p>Inner Join -&gt; A intersection B</text:p>
              </text:list-item>
              <text:list-item>
                <text:p>Full Outer Join -&gt; A union B</text:p>
              </text:list-item>
              <text:list-item>
                <text:p>Left Outer Join -&gt; A-B and A int B</text:p>
              </text:list-item>
              <text:list-item>
                <text:p>Right Outer Join -&gt; B-A and A int B</text:p>
              </text:list-item>
              <text:list-item>
                <text:p>eg., FROM tab1 INNER JOIN tab2</text:p>
              </text:list-item>
              <text:list-item>
                <text:p>FROM tab1,tab2 (CROSS JOI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ML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RUD (Create, Read, Update, Delete)</text:p>
              </text:list-item>
              <text:list-item>
                <text:p>INSERT : INSERT INTO table_name VALUES (value1,value2,value3,...);</text:p>
              </text:list-item>
              <text:list-item>
                <text:p>UPDATE : UPDATE table_name SET column1=value1,column2=value2,... WHERE some_column=some_value;</text:p>
              </text:list-item>
              <text:list-item>
                <text:p>DELETE : DELETE FROM table_name WHERE some_column=some_value; </text:p>
                <text:list>
                  <text:list-item>
                    <text:p>Removes only rows</text:p>
                  </text:list-item>
                  <text:list-item>
                    <text:p>Can't delete primary key if its a foreign key for other table...remove in reverse ord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D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ESCRIBE tabname; -&gt; to see the structure of table</text:p>
              </text:list-item>
              <text:list-item>
                <text:p>CREATE : </text:p>
                <text:list>
                  <text:list-item>
                    <text:p>CREATE DATABASE dbname;</text:p>
                  </text:list-item>
                  <text:list-item>
                    <text:p>USE dbname;</text:p>
                  </text:list-item>
                  <text:list-item>
                    <text:p>SHOW DATABASES;</text:p>
                  </text:list-item>
                  <text:list-item>
                    <text:p>CREATE TABLE table_name (column_name1 data_type(size) constraint_name, column_name2 data_type(size), column_name3 data_type(size), ....);</text:p>
                  </text:list-item>
                  <text:list-item>
                    <text:p>CONSTRAINTS -&gt; NOT NULL, UNIQUE, PRIMARY KEY, FOREIGN KEY REFERENCES tabname(primary colname), CHECK, DEFAULT, AUTO_INCREMENT, ON DELETE CASCADE, ON UPDATE CASCADE</text:p>
                  </text:list-item>
                </text:list>
              </text:list-item>
              <text:list-item>
                <text:p>ALTER :</text:p>
                <text:list>
                  <text:list-item>
                    <text:p>ALTER TABLE table_name ADD column_name datatype</text:p>
                  </text:list-item>
                  <text:list-item>
                    <text:p>ALTER TABLE table_name DROP COLUMN column_name</text:p>
                  </text:list-item>
                  <text:list-item>
                    <text:p>ALTER TABLE table_name MODIFY column_name datatype</text:p>
                  </text:list-item>
                  <text:list-item>
                    <text:p>ALTER TABLE table_name ADD CONSTRAINT constraint_name CONSTRAINT</text:p>
                  </text:list-item>
                </text:list>
              </text:list-item>
              <text:list-item>
                <text:p>DROP -&gt; removes entire table</text:p>
                <text:list>
                  <text:list-item>
                    <text:p>DROP TABLE table_name</text:p>
                  </text:list-item>
                  <text:list-item>
                    <text:p><text:s/>DROP DATABASE database_name</text:p>
                  </text:list-item>
                </text:list>
              </text:list-item>
              <text:list-item>
                <text:p>TRUNCATE -&gt; removes all rows of table not the table</text:p>
                <text:list>
                  <text:list-item>
                    <text:p>TRUNCATE TABLE table_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atatype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HAR(n) -&gt; static space</text:p>
              </text:list-item>
              <text:list-item>
                <text:p>VARCHAR(n)-&gt; dynamic</text:p>
              </text:list-item>
              <text:list-item>
                <text:p>BINARY(n)</text:p>
              </text:list-item>
              <text:list-item>
                <text:p>BOOLEAN -&gt; TRUE/FALSE</text:p>
              </text:list-item>
              <text:list-item>
                <text:p>INTEGER(p)</text:p>
              </text:list-item>
              <text:list-item>
                <text:p>SMALLINT</text:p>
              </text:list-item>
              <text:list-item>
                <text:p>BIGINT</text:p>
              </text:list-item>
              <text:list-item>
                <text:p>DECIMAL(p,s)</text:p>
              </text:list-item>
              <text:list-item>
                <text:p>DATE -&gt; YYYY/MM/DD</text:p>
              </text:list-item>
              <text:list-item>
                <text:p>TIME -&gt; HH:MM:SS</text:p>
              </text:list-item>
              <text:list-item>
                <text:p>TIMESTAMP -&gt; DATE AND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ANSACTION<text:tab/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CID properties (Atomicity, Consistency, Isolation, Durability)</text:p>
              </text:list-item>
              <text:list-item>
                <text:p>Atomicity : all or nothing</text:p>
              </text:list-item>
              <text:list-item>
                <text:p>Consistency : ensures that any changes to values in an instance are consistent with changes to other values in the same instance.</text:p>
              </text:list-item>
              <text:list-item>
                <text:p>Isolation : </text:p>
                <text:list>
                  <text:list-item>
                    <text:p><text:s/>Degrees of isolation:</text:p>
                  </text:list-item>
                  <text:list-item>
                    <text:p><text:s text:c="4"/>degree 0 - a transaction does not overwrite data updated by another user or process ("dirty data") of other transactions</text:p>
                  </text:list-item>
                  <text:list-item>
                    <text:p><text:s text:c="4"/>degree 1 - degree 0 plus a transaction does not commit any writes until it completes all its writes (until the end of transaction)</text:p>
                  </text:list-item>
                  <text:list-item>
                    <text:p><text:s text:c="4"/>degree 2 - degree 1 plus a transaction does not read dirty data from other transactions</text:p>
                  </text:list-item>
                  <text:list-item>
                    <text:p><text:s text:c="4"/>degree 3 - degree 2 plus other transactions do not dirty data read by a transaction before the transaction commits</text:p>
                  </text:list-item>
                </text:list>
              </text:list-item>
              <text:list-item>
                <text:p>Durabilty : Durability refers to the ability of the system to recover committed transaction updates if either the system or the storage media fails....example, ecovery to the most recent successful commit after a database software failure</text:p>
              </text:list-item>
              <text:list-item>
                <text:p>START TRANSACTION;</text:p>
                <text:list>
                  <text:list-item>
                    <text:p>Set Of SQL Commands</text:p>
                  </text:list-item>
                </text:list>
              </text:list-item>
              <text:list-item>
                <text:p>COMMIT / ROLLBACK;</text:p>
              </text:list-item>
              <text:list-item>
                <text:p>SET AUTOCOMMIT = 0/1;</text:p>
              </text:list-item>
              <text:list-item>
                <text:p>http://www.tutorialspoint.com//mysql/mysql-transactions.ht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rivileg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Grant :</text:p>
                <text:list>
                  <text:list-item>
                    <text:p>GRANT</text:p>
                  </text:list-item>
                  <text:list-item>
                    <text:p><text:s text:c="4"/>priv_type [(column_list)]</text:p>
                  </text:list-item>
                  <text:list-item>
                    <text:p><text:s text:c="6"/>[, priv_type [(column_list)]] ...</text:p>
                  </text:list-item>
                  <text:list-item>
                    <text:p><text:s text:c="4"/>ON [object_type] priv_level</text:p>
                  </text:list-item>
                  <text:list-item>
                    <text:p><text:s text:c="4"/>TO user_specification [, user_specification] ...</text:p>
                  </text:list-item>
                  <text:list-item>
                    <text:p><text:s text:c="4"/>[REQUIRE {NONE | ssl_option [[AND] ssl_option] ...}]</text:p>
                  </text:list-item>
                  <text:list-item>
                    <text:p><text:s text:c="4"/>[WITH {GRANT OPTION | resource_option} ...]</text:p>
                  </text:list-item>
                  <text:list-item>
                    <text:p>CREATE USER 'jeffrey'@'localhost' IDENTIFIED BY 'mypass';</text:p>
                  </text:list-item>
                  <text:list-item>
                    <text:p>GRANT ALL ON db1.* TO 'jeffrey'@'localhost';</text:p>
                  </text:list-item>
                  <text:list-item>
                    <text:p>GRANT SELECT ON db2.invoice TO 'jeffrey'@'localhost';</text:p>
                  </text:list-item>
                </text:list>
              </text:list-item>
              <text:list-item>
                <text:p>Revoke : </text:p>
                <text:list>
                  <text:list-item>
                    <text:p>REVOKE</text:p>
                  </text:list-item>
                  <text:list-item>
                    <text:p><text:s text:c="4"/>priv_type [(column_list)]</text:p>
                  </text:list-item>
                  <text:list-item>
                    <text:p><text:s text:c="6"/>[, priv_type [(column_list)]] ...</text:p>
                  </text:list-item>
                  <text:list-item>
                    <text:p><text:s text:c="4"/>ON [object_type] priv_level</text:p>
                  </text:list-item>
                  <text:list-item>
                    <text:p><text:s text:c="4"/>FROM user [, user] ...</text:p>
                  </text:list-item>
                  <text:list-item>
                    <text:p>REVOKE INSERT ON *.* FROM 'jeffrey'@'localhost';</text:p>
                  </text:list-item>
                  <text:list-item>
                    <text:p>REVOKE ALL PRIVILEGES, GRANT OPTION</text:p>
                  </text:list-item>
                  <text:list-item>
                    <text:p><text:s text:c="4"/>FROM user [, user]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rivileg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ttp://www.tutorialspoint.com/mysql/mysql-administration.htm</text:p>
              </text:list-item>
              <text:list-item>
                <text:p>http://dev.mysql.com/doc/refman/5.7/en/grant.html</text:p>
              </text:list-item>
              <text:list-item>
                <text:p>http://dev.mysql.com/doc/refman/5.7/en/revoke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igger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Triggers are stored programs, which are automatically executed or fired when some events occur. </text:p>
              </text:list-item>
              <text:list-item>
                <text:p>Syntax :</text:p>
                <text:list>
                  <text:list-item>
                    <text:p>CREATE [OR REPLACE ] TRIGGER trigger_name </text:p>
                  </text:list-item>
                  <text:list-item>
                    <text:p>{BEFORE | AFTER | INSTEAD OF } </text:p>
                  </text:list-item>
                  <text:list-item>
                    <text:p>{INSERT [OR] | UPDATE [OR] | DELETE} </text:p>
                  </text:list-item>
                  <text:list-item>
                    <text:p>[OF col_name] </text:p>
                  </text:list-item>
                  <text:list-item>
                    <text:p>ON table_name </text:p>
                  </text:list-item>
                  <text:list-item>
                    <text:p>[REFERENCING OLD AS o NEW AS n] </text:p>
                  </text:list-item>
                  <text:list-item>
                    <text:p>[FOR EACH ROW] </text:p>
                  </text:list-item>
                  <text:list-item>
                    <text:p>WHEN (condition) <text:s/></text:p>
                  </text:list-item>
                  <text:list-item>
                    <text:p>DECLARE</text:p>
                  </text:list-item>
                  <text:list-item>
                    <text:p><text:s text:c="3"/>Declaration-statements</text:p>
                  </text:list-item>
                  <text:list-item>
                    <text:p>BEGIN </text:p>
                  </text:list-item>
                  <text:list-item>
                    <text:p><text:s text:c="3"/>Executable-statements</text:p>
                  </text:list-item>
                  <text:list-item>
                    <text:p>EXCEPTION</text:p>
                  </text:list-item>
                  <text:list-item>
                    <text:p><text:s text:c="3"/>Exception-handling-statements</text:p>
                  </text:list-item>
                  <text:list-item>
                    <text:p>END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igger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Example : </text:p>
                <text:list>
                  <text:list-item>
                    <text:p>DELIMITER $$</text:p>
                  </text:list-item>
                  <text:list-item>
                    <text:p>CREATE TRIGGER before_employee_update </text:p>
                  </text:list-item>
                  <text:list-item>
                    <text:p><text:s text:c="4"/>BEFORE UPDATE ON employees</text:p>
                  </text:list-item>
                  <text:list-item>
                    <text:p><text:s text:c="4"/>FOR EACH ROW </text:p>
                  </text:list-item>
                  <text:list-item>
                    <text:p>BEGIN</text:p>
                  </text:list-item>
                  <text:list-item>
                    <text:p><text:s text:c="4"/>INSERT INTO employees_audit</text:p>
                  </text:list-item>
                  <text:list-item>
                    <text:p><text:s text:c="4"/>SET action = 'update',</text:p>
                  </text:list-item>
                  <text:list-item>
                    <text:p><text:s text:c="5"/>employeeNumber = OLD.employeeNumber,</text:p>
                  </text:list-item>
                  <text:list-item>
                    <text:p><text:s text:c="8"/>lastname = OLD.lastname,</text:p>
                  </text:list-item>
                  <text:list-item>
                    <text:p><text:s text:c="8"/>changedat = NOW(); </text:p>
                  </text:list-item>
                  <text:list-item>
                    <text:p>END$$</text:p>
                  </text:list-item>
                  <text:list-item>
                    <text:p>DELIMITER ;</text:p>
                  </text:list-item>
                </text:list>
              </text:list-item>
              <text:list-item>
                <text:p>http://www.mysqltutorial.org/create-the-first-trigger-in-mysql.aspx</text:p>
              </text:list-item>
              <text:list-item>
                <text:p>http://www.tutorialspoint.com/plsql/plsql_triggers.htm</text:p>
              </text:list-item>
              <text:list-item>
                <text:p>http://www.way2tutorial.com/plsql/plsql_triggers.ph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Lock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hared lock / Exclusive lock</text:p>
              </text:list-item>
              <text:list-item>
                <text:p>Read lock / Write lock</text:p>
              </text:list-item>
              <text:list-item>
                <text:p>http://www.tutorialspoint.com/postgresql/postgresql_locks.htm</text:p>
              </text:list-item>
              <text:list-item>
                <text:p>http://dev.mysql.com/doc/refman/5.7/en/lock-tables.html</text:p>
              </text:list-item>
              <text:list-item>
                <text:p>https://dev.mysql.com/doc/refman/5.5/en/innodb-lock-modes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B9E46F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04:24.603465773</meta:creation-date>
    <dc:date>2015-12-24T11:55:29.470644012</dc:date>
    <meta:editing-duration>PT27M53S</meta:editing-duration>
    <meta:editing-cycles>21</meta:editing-cycles>
    <meta:generator>LibreOffice/4.2.8.2$Linux_X86_64 LibreOffice_project/420m0$Build-2</meta:generator>
    <meta:document-statistic meta:object-count="88"/>
  </office:meta>
</office:document-meta>
</file>